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cf07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1ccf07" style:font-size-asian="20pt"/>
    </style:style>
    <style:style style:name="P3" style:family="paragraph" style:parent-style-name="Standard">
      <style:paragraph-properties fo:text-align="center" style:justify-single-word="false"/>
      <style:text-properties officeooo:rsid="001ccf07" officeooo:paragraph-rsid="001ccf07"/>
    </style:style>
    <style:style style:name="P4" style:family="paragraph" style:parent-style-name="Standard">
      <style:paragraph-properties fo:text-align="start" style:justify-single-word="false"/>
      <style:text-properties officeooo:rsid="001ccf07" officeooo:paragraph-rsid="001ccf07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cf07" officeooo:paragraph-rsid="001ccf0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cf07" officeooo:paragraph-rsid="001ccf0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ccf07" officeooo:paragraph-rsid="001ccf0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ccf07"/>
    </style:style>
    <style:style style:name="P9" style:family="paragraph" style:parent-style-name="Standard">
      <style:paragraph-properties fo:text-align="center" style:justify-single-word="false"/>
      <style:text-properties fo:font-size="18pt" officeooo:rsid="001ccf07" officeooo:paragraph-rsid="001ccf07" style:font-size-asian="18pt" style:font-size-complex="18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officeooo:paragraph-rsid="001ccf07"/>
    </style:style>
    <style:style style:name="T1" style:family="text">
      <style:text-properties fo:font-size="20pt" style:font-size-asian="20pt"/>
    </style:style>
    <style:style style:name="T2" style:family="text">
      <style:text-properties fo:font-size="20pt" fo:font-weight="bold" style:font-size-asian="20pt" style:font-weight-asian="bold"/>
    </style:style>
    <style:style style:name="T3" style:family="text">
      <style:text-properties fo:font-size="20pt" fo:language="en" fo:country="US" style:font-size-asian="20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language="en" fo:country="US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en" fo:country="US" fo:font-weight="normal" officeooo:rsid="001ccf07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0º ATIVIDADE de CES-27 / 2018</text:span></text:p>
      <text:p text:style-name="P2">CTA <text:s/>- <text:s/>ITA <text:s/>- <text:s/>IEC</text:p>
      <text:p text:style-name="P1"><text:span text:style-name="T1">Prof Juliana e Prof Vitor</text:span></text:p>
      <text:p text:style-name="P1"><text:span text:style-name="T1"/></text:p>
      <text:p text:style-name="P9">Aluno: Gustavo Nahum Alvarez Ferreira</text:p>
      <text:p text:style-name="P3"><text:span text:style-name="T1"/></text:p>
      <text:p text:style-name="P3"><text:span text:style-name="T1"/></text:p>
      <text:p text:style-name="P3"><text:span text:style-name="T1"/></text:p>
      <text:p text:style-name="P5"><text:span text:style-name="T1">Loops and Functions</text:span></text:p>
      <text:p text:style-name="P6"><text:span text:style-name="T1"/></text:p>
      <text:p text:style-name="P7">package main</text:p>
      <text:p text:style-name="P7"/>
      <text:p text:style-name="P7">import (</text:p>
      <text:p text:style-name="P7"><text:tab/>"fmt"</text:p>
      <text:p text:style-name="P7"><text:tab/>"math"</text:p>
      <text:p text:style-name="P7">)</text:p>
      <text:p text:style-name="P7"/>
      <text:p text:style-name="P7">func Sqrt1(x float64) float64 {</text:p>
      <text:p text:style-name="P7"><text:tab/>z := 1.0</text:p>
      <text:p text:style-name="P7"><text:tab/>for v:=0; v&lt;10; v++ {</text:p>
      <text:p text:style-name="P7"><text:tab/><text:tab/>z -= (z*z - x) / (2*z)</text:p>
      <text:p text:style-name="P7"><text:tab/>}</text:p>
      <text:p text:style-name="P7"><text:tab/>return z</text:p>
      <text:p text:style-name="P7">}</text:p>
      <text:p text:style-name="P7"/>
      <text:p text:style-name="P7">func Sqrt2(x float64) (float64, int) {</text:p>
      <text:p text:style-name="P7"><text:tab/>var z float64 = 1.0</text:p>
      <text:p text:style-name="P7"><text:tab/>var z1, z2 float64</text:p>
      <text:p text:style-name="P7"><text:tab/>var delta float64 = math.Abs(z - x)</text:p>
      <text:p text:style-name="P7"><text:tab/>var cnt int = 0</text:p>
      <text:p text:style-name="P7"><text:tab/></text:p>
      <text:p text:style-name="P7"><text:tab/>for delta &gt; 0.00001 {</text:p>
      <text:p text:style-name="P7"><text:tab/><text:tab/>z1 = z</text:p>
      <text:p text:style-name="P7"><text:tab/><text:tab/>z -= (z*z - x) / (2*z)</text:p>
      <text:p text:style-name="P7"><text:tab/><text:tab/>z2 = z</text:p>
      <text:p text:style-name="P7"><text:tab/><text:tab/>delta = math.Abs(z1 - z2)</text:p>
      <text:p text:style-name="P7"><text:tab/><text:tab/>cnt++</text:p>
      <text:p text:style-name="P7"><text:tab/>}</text:p>
      <text:p text:style-name="P7"><text:tab/>return z, cnt</text:p>
      <text:p text:style-name="P7">}</text:p>
      <text:p text:style-name="P7"/>
      <text:p text:style-name="P7">func Sqrt3(x float64) (float64, int) {</text:p>
      <text:p text:style-name="P7"><text:tab/>var z float64 = x</text:p>
      <text:p text:style-name="P7"><text:tab/>var z1, z2 float64</text:p>
      <text:p text:style-name="P7"><text:tab/>var delta float64 = 0.1</text:p>
      <text:p text:style-name="P7"><text:tab/>var cnt int = 0</text:p>
      <text:p text:style-name="P7"><text:soft-page-break/><text:tab/></text:p>
      <text:p text:style-name="P7"><text:tab/>for delta &gt; 0.00001 {</text:p>
      <text:p text:style-name="P7"><text:tab/><text:tab/>z1 = z</text:p>
      <text:p text:style-name="P7"><text:tab/><text:tab/>z -= (z*z - x) / (2*z)</text:p>
      <text:p text:style-name="P7"><text:tab/><text:tab/>z2 = z</text:p>
      <text:p text:style-name="P7"><text:tab/><text:tab/>delta = math.Abs(z1 - z2)</text:p>
      <text:p text:style-name="P7"><text:tab/><text:tab/>cnt++</text:p>
      <text:p text:style-name="P7"><text:tab/>}</text:p>
      <text:p text:style-name="P7"><text:tab/>return z, cnt</text:p>
      <text:p text:style-name="P7">}</text:p>
      <text:p text:style-name="P7"/>
      <text:p text:style-name="P7">func Sqrt4(x float64) (float64, int) {</text:p>
      <text:p text:style-name="P7"><text:tab/>var z float64 = x/2</text:p>
      <text:p text:style-name="P7"><text:tab/>var z1, z2 float64</text:p>
      <text:p text:style-name="P7"><text:tab/>var delta float64 = 0.1</text:p>
      <text:p text:style-name="P7"><text:tab/>var cnt int = 0</text:p>
      <text:p text:style-name="P7"><text:tab/></text:p>
      <text:p text:style-name="P7"><text:tab/>for delta &gt; 0.00001 {</text:p>
      <text:p text:style-name="P7"><text:tab/><text:tab/>z1 = z</text:p>
      <text:p text:style-name="P7"><text:tab/><text:tab/>z -= (z*z - x) / (2*z)</text:p>
      <text:p text:style-name="P7"><text:tab/><text:tab/>z2 = z</text:p>
      <text:p text:style-name="P7"><text:tab/><text:tab/>delta = math.Abs(z1 - z2)</text:p>
      <text:p text:style-name="P7"><text:tab/><text:tab/>cnt++</text:p>
      <text:p text:style-name="P7"><text:tab/>}</text:p>
      <text:p text:style-name="P7"><text:tab/>return z, cnt</text:p>
      <text:p text:style-name="P7">}</text:p>
      <text:p text:style-name="P7"/>
      <text:p text:style-name="P7"/>
      <text:p text:style-name="P7">func main() {</text:p>
      <text:p text:style-name="P7"><text:tab/>z1 := Sqrt1(2)</text:p>
      <text:p text:style-name="P7"><text:tab/>fmt.Printf("Método 1 (10 iterações): %v\n", z1)</text:p>
      <text:p text:style-name="P7"><text:tab/>fmt.Printf("Módulo da diferença entre Sqrt1 e math.Sqrt: %v\n\n", math.Abs(z1 - math.Sqrt(2)))</text:p>
      <text:p text:style-name="P7"><text:tab/></text:p>
      <text:p text:style-name="P7"><text:tab/>z2, cnt2 := Sqrt2(2)</text:p>
      <text:p text:style-name="P7"><text:tab/>fmt.Printf("Método 2 (%v iterações): %v\n", cnt2, z2)</text:p>
      <text:p text:style-name="P7"><text:tab/>fmt.Printf("Módulo da diferença entre Sqrt2 e math.Sqrt: %v\n\n", math.Abs(z2 - math.Sqrt(2)))</text:p>
      <text:p text:style-name="P7"><text:tab/></text:p>
      <text:p text:style-name="P7"><text:tab/>z3, cnt3 := Sqrt3(2)</text:p>
      <text:p text:style-name="P7"><text:tab/>fmt.Printf("Método 3 (%v iterações): %v\n", cnt3, z3)</text:p>
      <text:p text:style-name="P7"><text:tab/>fmt.Printf("Módulo da diferença entre Sqrt3 e math.Sqrt: %v\n\n", math.Abs(z3 - math.Sqrt(2)))</text:p>
      <text:p text:style-name="P7"><text:tab/></text:p>
      <text:p text:style-name="P7"><text:tab/>z4, cnt4 := Sqrt4(2)</text:p>
      <text:p text:style-name="P7"><text:tab/>fmt.Printf("Método 4 (%v iterações): %v\n", cnt4, z3)</text:p>
      <text:p text:style-name="P7"><text:tab/>fmt.Printf("Módulo da diferença entre Sqrt4 e math.Sqrt: %v\n\n", math.Abs(z4 - math.Sqrt(2)))</text:p>
      <text:p text:style-name="P7">}</text:p>
      <text:p text:style-name="P7"/>
      <text:p text:style-name="P7"/>
      <text:p text:style-name="P7"/>
      <text:p text:style-name="P5"><text:soft-page-break/><text:span text:style-name="T1">Maps</text:span></text:p>
      <text:p text:style-name="P7"/>
      <text:p text:style-name="P7">package main</text:p>
      <text:p text:style-name="P7"/>
      <text:p text:style-name="P7">import (</text:p>
      <text:p text:style-name="P7"><text:tab/>"golang.org/x/tour/wc"</text:p>
      <text:p text:style-name="P7"><text:tab/>"strings"</text:p>
      <text:p text:style-name="P7">)</text:p>
      <text:p text:style-name="P7"/>
      <text:p text:style-name="P7">func WordCount(s string) map[string]int {</text:p>
      <text:p text:style-name="P7"><text:tab/>allStrings := strings.Fields(s)</text:p>
      <text:p text:style-name="P7"><text:tab/>m := make(map[string]int)</text:p>
      <text:p text:style-name="P7"><text:tab/>for _, word := range allStrings {</text:p>
      <text:p text:style-name="P7"><text:tab/><text:tab/>m[word]++</text:p>
      <text:p text:style-name="P7"><text:tab/>}</text:p>
      <text:p text:style-name="P7"><text:tab/>return m</text:p>
      <text:p text:style-name="P7">}</text:p>
      <text:p text:style-name="P7"/>
      <text:p text:style-name="P7">func main() {</text:p>
      <text:p text:style-name="P7"><text:tab/>wc.Test(WordCount)</text:p>
      <text:p text:style-name="P7">}</text:p>
      <text:p text:style-name="P8"><text:span text:style-name="Internet_20_link"><text:span text:style-name="T5"/></text:span></text:p>
      <text:p text:style-name="P8"><text:span text:style-name="Internet_20_link"><text:span text:style-name="T5"/></text:span></text:p>
      <text:p text:style-name="P8"><text:span text:style-name="Internet_20_link"><text:span text:style-name="T5"/></text:span></text:p>
      <text:p text:style-name="P5"><text:span text:style-name="T1">Fibonacci Closure</text:span></text:p>
      <text:p text:style-name="P7"/>
      <text:p text:style-name="P7">package main</text:p>
      <text:p text:style-name="P7"/>
      <text:p text:style-name="P7">import "fmt"</text:p>
      <text:p text:style-name="P7"/>
      <text:p text:style-name="P7">// fibonacci is a function that returns</text:p>
      <text:p text:style-name="P7">// a function that returns an int.</text:p>
      <text:p text:style-name="P7">func fibonacci() func(int) int {</text:p>
      <text:p text:style-name="P7"><text:tab/>var atual, ant, antant int</text:p>
      <text:p text:style-name="P7"/>
      <text:p text:style-name="P7"><text:tab/>return func(n int) int {</text:p>
      <text:p text:style-name="P7"><text:tab/><text:tab/>if n == 0 {</text:p>
      <text:p text:style-name="P7"><text:tab/><text:tab/><text:tab/>return 0</text:p>
      <text:p text:style-name="P7"><text:tab/><text:tab/>}</text:p>
      <text:p text:style-name="P7"><text:tab/><text:tab/>if n == 1 {</text:p>
      <text:p text:style-name="P7"><text:tab/><text:tab/><text:tab/>return 1</text:p>
      <text:p text:style-name="P7"><text:tab/><text:tab/>}</text:p>
      <text:p text:style-name="P7"><text:tab/><text:tab/>antant = 0</text:p>
      <text:p text:style-name="P7"><text:tab/><text:tab/>ant = 1</text:p>
      <text:p text:style-name="P7"><text:tab/><text:tab/>atual = 1</text:p>
      <text:p text:style-name="P7"><text:tab/><text:tab/>for i := 2; i &lt; n; i++ {</text:p>
      <text:p text:style-name="P7"><text:tab/><text:tab/><text:tab/>antant = ant</text:p>
      <text:p text:style-name="P7"><text:tab/><text:tab/><text:tab/>ant = atual</text:p>
      <text:p text:style-name="P7"><text:tab/><text:tab/><text:tab/>atual = ant + antant</text:p>
      <text:p text:style-name="P7"><text:tab/><text:tab/>}</text:p>
      <text:p text:style-name="P7"><text:tab/><text:tab/>return atual</text:p>
      <text:p text:style-name="P7"><text:soft-page-break/><text:tab/>}</text:p>
      <text:p text:style-name="P7">}</text:p>
      <text:p text:style-name="P7"/>
      <text:p text:style-name="P7">func main() {</text:p>
      <text:p text:style-name="P7"><text:tab/>f := fibonacci()</text:p>
      <text:p text:style-name="P7"><text:tab/>for i := 0; i &lt; 10; i++ {</text:p>
      <text:p text:style-name="P7"><text:tab/><text:tab/>fmt.Println(f(i))</text:p>
      <text:p text:style-name="P7"><text:tab/>}</text:p>
      <text:p text:style-name="P7">}</text:p>
      <text:p text:style-name="P8"><text:span text:style-name="Internet_20_link"><text:span text:style-name="T5"/></text:span></text:p>
      <text:p text:style-name="P8"><text:span text:style-name="Internet_20_link"><text:span text:style-name="T5"/></text:span></text:p>
      <text:p text:style-name="P8"><text:span text:style-name="Internet_20_link"><text:span text:style-name="T5"/></text:span></text:p>
      <text:p text:style-name="P5"><text:span text:style-name="T1">Stringers</text:span></text:p>
      <text:p text:style-name="P7"/>
      <text:p text:style-name="P7">package main</text:p>
      <text:p text:style-name="P7"/>
      <text:p text:style-name="P7">import "fmt"</text:p>
      <text:p text:style-name="P7"/>
      <text:p text:style-name="P7">type IPAddr [4]byte</text:p>
      <text:p text:style-name="P7"/>
      <text:p text:style-name="P7">func (ip IPAddr) String() string {</text:p>
      <text:p text:style-name="P7"><text:tab/>return fmt.Sprintf("%v.%v.%v.%v.", ip[0], ip[1], ip[2], ip[3])</text:p>
      <text:p text:style-name="P7">}</text:p>
      <text:p text:style-name="P7"/>
      <text:p text:style-name="P7">func main() {</text:p>
      <text:p text:style-name="P7"><text:tab/>hosts := map[string]IPAddr{</text:p>
      <text:p text:style-name="P7"><text:tab/><text:tab/>"loopback": <text:s/>{127, 0, 0, 1},</text:p>
      <text:p text:style-name="P7"><text:tab/><text:tab/>"googleDNS": {8, 8, 8, 8},</text:p>
      <text:p text:style-name="P7"><text:tab/>}</text:p>
      <text:p text:style-name="P7"><text:tab/>for name, ip := range hosts {</text:p>
      <text:p text:style-name="P7"><text:tab/><text:tab/>fmt.Printf("%v: %v\n", name, ip)</text:p>
      <text:p text:style-name="P7"><text:tab/>}</text:p>
      <text:p text:style-name="P7">}</text:p>
      <text:p text:style-name="P7"/>
      <text:p text:style-name="P7"/>
      <text:p text:style-name="P7"/>
      <text:p text:style-name="P7"/>
      <text:p text:style-name="P5"><text:span text:style-name="T1">Errors</text:span></text:p>
      <text:p text:style-name="P7"/>
      <text:p text:style-name="P7">package main</text:p>
      <text:p text:style-name="P7"/>
      <text:p text:style-name="P7">import (</text:p>
      <text:p text:style-name="P7"><text:tab/>"fmt"</text:p>
      <text:p text:style-name="P7">)</text:p>
      <text:p text:style-name="P7"/>
      <text:p text:style-name="P7">type ErrNegativeSqrt float64</text:p>
      <text:p text:style-name="P7"/>
      <text:p text:style-name="P7">func (e ErrNegativeSqrt) Error() string {</text:p>
      <text:p text:style-name="P7"><text:tab/>return fmt.Sprint("cannot Sqrt negative number: ", float64(e))</text:p>
      <text:p text:style-name="P7">}</text:p>
      <text:p text:style-name="P7"/>
      <text:p text:style-name="P7"><text:soft-page-break/>func Sqrt(x float64) (float64, error) {</text:p>
      <text:p text:style-name="P7"><text:tab/>if x &gt;= 0.0 {</text:p>
      <text:p text:style-name="P7"><text:tab/><text:tab/>z := 1.0</text:p>
      <text:p text:style-name="P7"><text:tab/><text:tab/>for v:=0; v&lt;10; v++ {</text:p>
      <text:p text:style-name="P7"><text:tab/><text:tab/><text:tab/>z -= (z*z - x) / (2*z)</text:p>
      <text:p text:style-name="P7"><text:tab/><text:tab/>}</text:p>
      <text:p text:style-name="P7"><text:tab/><text:tab/>return z, nil</text:p>
      <text:p text:style-name="P7"><text:tab/>}</text:p>
      <text:p text:style-name="P7"><text:tab/>return 0, ErrNegativeSqrt(x)</text:p>
      <text:p text:style-name="P7">}</text:p>
      <text:p text:style-name="P7"/>
      <text:p text:style-name="P7">func main() {</text:p>
      <text:p text:style-name="P7"><text:tab/>var x float64</text:p>
      <text:p text:style-name="P7"><text:tab/>x = -2</text:p>
      <text:p text:style-name="P7"><text:tab/>if v, err := Sqrt(x); err == nil {</text:p>
      <text:p text:style-name="P7"><text:tab/><text:tab/>fmt.Println(v)</text:p>
      <text:p text:style-name="P7"><text:tab/>} else {</text:p>
      <text:p text:style-name="P7"><text:tab/><text:tab/>fmt.Println(err)</text:p>
      <text:p text:style-name="P7"><text:tab/>}</text:p>
      <text:p text:style-name="P7">}</text:p>
      <text:p text:style-name="P8"><text:a xlink:type="simple" xlink:href="https://tour.golang.org/methods/20" text:style-name="Internet_20_link" text:visited-style-name="Visited_20_Internet_20_Link"><text:span text:style-name="Internet_20_link"><text:span text:style-name="T5"/></text:span></text:a></text:p>
      <text:p text:style-name="P8"><text:span text:style-name="Internet_20_link"><text:span text:style-name="T5"/></text:span></text:p>
      <text:p text:style-name="P8"><text:span text:style-name="Internet_20_link"><text:span text:style-name="T5"/></text:span></text:p>
      <text:p text:style-name="P5"><text:span text:style-name="T1">Equivalent Binary Trees</text:span></text:p>
      <text:p text:style-name="P7"/>
      <text:p text:style-name="P7">package main</text:p>
      <text:p text:style-name="P7"/>
      <text:p text:style-name="P7">import (</text:p>
      <text:p text:style-name="P7"><text:tab/>"golang.org/x/tour/tree"</text:p>
      <text:p text:style-name="P7"><text:tab/>"fmt"</text:p>
      <text:p text:style-name="P7">)</text:p>
      <text:p text:style-name="P7"/>
      <text:p text:style-name="P7">func Walk(t *tree.Tree, ch chan int) {</text:p>
      <text:p text:style-name="P7"><text:tab/>if t.Left != nil {</text:p>
      <text:p text:style-name="P7"><text:tab/><text:tab/>Walk(t.Left, ch)</text:p>
      <text:p text:style-name="P7"><text:tab/>}</text:p>
      <text:p text:style-name="P7"><text:tab/>ch &lt;- t.Value</text:p>
      <text:p text:style-name="P7"><text:tab/>if t.Right != nil {</text:p>
      <text:p text:style-name="P7"><text:tab/><text:tab/>Walk(t.Right, ch)</text:p>
      <text:p text:style-name="P7"><text:tab/>}</text:p>
      <text:p text:style-name="P7">}</text:p>
      <text:p text:style-name="P7"/>
      <text:p text:style-name="P7">func Same(t1, t2 *tree.Tree) bool {</text:p>
      <text:p text:style-name="P7"><text:tab/>ch1 := make(chan int, 10)</text:p>
      <text:p text:style-name="P7"><text:tab/>ch2 := make(chan int, 10)</text:p>
      <text:p text:style-name="P7"><text:tab/>go Walk(t1, ch1)</text:p>
      <text:p text:style-name="P7"><text:tab/>go Walk(t2, ch2)</text:p>
      <text:p text:style-name="P7"><text:tab/>for i := 0; i &lt; 10; i++ {</text:p>
      <text:p text:style-name="P7"><text:tab/><text:tab/>if &lt;-ch1 != &lt;-ch2 {</text:p>
      <text:p text:style-name="P7"><text:tab/><text:tab/><text:tab/>return false</text:p>
      <text:p text:style-name="P7"><text:tab/><text:tab/>}</text:p>
      <text:p text:style-name="P7"><text:tab/>}</text:p>
      <text:p text:style-name="P7"><text:soft-page-break/><text:tab/>return true</text:p>
      <text:p text:style-name="P7">}</text:p>
      <text:p text:style-name="P7"/>
      <text:p text:style-name="P7">func main() {</text:p>
      <text:p text:style-name="P7"><text:tab/>fmt.Println(Same(tree.New(1), tree.New(1)))</text:p>
      <text:p text:style-name="P7"><text:tab/>fmt.Println(Same(tree.New(1), tree.New(2)))</text:p>
      <text:p text:style-name="P7">}</text:p>
      <text:p text:style-name="P8"><text:a xlink:type="simple" xlink:href="https://tour.golang.org/concurrency/7" text:style-name="Internet_20_link" text:visited-style-name="Visited_20_Internet_20_Link"><text:span text:style-name="Internet_20_link"><text:span text:style-name="T5"/></text:span></text:a></text:p>
      <text:p text:style-name="P8"><text:span text:style-name="Internet_20_link"><text:span text:style-name="T5"/></text:span></text:p>
      <text:p text:style-name="P8"><text:span text:style-name="Internet_20_link"><text:span text:style-name="T5"/></text:span></text:p>
      <text:p text:style-name="P5"><text:span text:style-name="T1">Web Crawler</text:span></text:p>
      <text:p text:style-name="P7"/>
      <text:p text:style-name="P4"><text:span text:style-name="T6">package main</text:span></text:p>
      <text:p text:style-name="P4"><text:span text:style-name="T6"/></text:p>
      <text:p text:style-name="P4"><text:span text:style-name="T6">import (</text:span></text:p>
      <text:p text:style-name="P4"><text:span text:style-name="T6"><text:tab/>"fmt"</text:span></text:p>
      <text:p text:style-name="P4"><text:span text:style-name="T6"><text:tab/>"sync"</text:span></text:p>
      <text:p text:style-name="P4"><text:span text:style-name="T6">)</text:span></text:p>
      <text:p text:style-name="P4"><text:span text:style-name="T6"/></text:p>
      <text:p text:style-name="P4"><text:span text:style-name="T6">type Fetcher interface {</text:span></text:p>
      <text:p text:style-name="P4"><text:span text:style-name="T6"><text:tab/>Fetch(url string) (body string, urls []string, err error)</text:span></text:p>
      <text:p text:style-name="P4"><text:span text:style-name="T6">}</text:span></text:p>
      <text:p text:style-name="P4"><text:span text:style-name="T6"/></text:p>
      <text:p text:style-name="P4"><text:span text:style-name="T6">type Cache struct {</text:span></text:p>
      <text:p text:style-name="P4"><text:span text:style-name="T6"><text:tab/>visited map[string]bool</text:span></text:p>
      <text:p text:style-name="P4"><text:span text:style-name="T6"><text:tab/>mux sync.Mutex</text:span></text:p>
      <text:p text:style-name="P4"><text:span text:style-name="T6">}</text:span></text:p>
      <text:p text:style-name="P4"><text:span text:style-name="T6"/></text:p>
      <text:p text:style-name="P4"><text:span text:style-name="T6">func Crawl(url string, depth int, fetcher Fetcher, cache Cache) {</text:span></text:p>
      <text:p text:style-name="P4"><text:span text:style-name="T6"><text:tab/>if depth &lt;= 0 {</text:span></text:p>
      <text:p text:style-name="P4"><text:span text:style-name="T6"><text:tab/><text:tab/>return</text:span></text:p>
      <text:p text:style-name="P4"><text:span text:style-name="T6"><text:tab/>}</text:span></text:p>
      <text:p text:style-name="P4"><text:span text:style-name="T6"><text:tab/>cache.mux.Lock()</text:span></text:p>
      <text:p text:style-name="P4"><text:span text:style-name="T6"><text:tab/>if cache.visited[url] {</text:span></text:p>
      <text:p text:style-name="P4"><text:span text:style-name="T6"><text:tab/><text:tab/>cache.mux.Unlock()</text:span></text:p>
      <text:p text:style-name="P4"><text:span text:style-name="T6"><text:tab/><text:tab/>fmt.Printf("already fetched: %s\n", url)</text:span></text:p>
      <text:p text:style-name="P4"><text:span text:style-name="T6"><text:tab/><text:tab/>return</text:span></text:p>
      <text:p text:style-name="P4"><text:span text:style-name="T6"><text:tab/>}</text:span></text:p>
      <text:p text:style-name="P4"><text:span text:style-name="T6"><text:tab/>cache.visited[url] = true</text:span></text:p>
      <text:p text:style-name="P4"><text:span text:style-name="T6"><text:tab/>cache.mux.Unlock()</text:span></text:p>
      <text:p text:style-name="P4"><text:span text:style-name="T6"><text:tab/></text:span></text:p>
      <text:p text:style-name="P4"><text:span text:style-name="T6"><text:tab/>body, urls, err := fetcher.Fetch(url)</text:span></text:p>
      <text:p text:style-name="P4"><text:span text:style-name="T6"><text:tab/>if err != nil {</text:span></text:p>
      <text:p text:style-name="P4"><text:span text:style-name="T6"><text:tab/><text:tab/>fmt.Println(err)</text:span></text:p>
      <text:p text:style-name="P4"><text:span text:style-name="T6"><text:tab/><text:tab/>return</text:span></text:p>
      <text:p text:style-name="P4"><text:span text:style-name="T6"><text:tab/>}</text:span></text:p>
      <text:p text:style-name="P4"><text:span text:style-name="T6"><text:tab/>fmt.Printf("found: %s %q\n", url, body)</text:span></text:p>
      <text:p text:style-name="P4"><text:span text:style-name="T6"><text:tab/>for _, u := range urls {</text:span></text:p>
      <text:p text:style-name="P4"><text:span text:style-name="T6"><text:tab/><text:tab/>Crawl(u, depth-1, fetcher, cache)</text:span></text:p>
      <text:p text:style-name="P4"><text:span text:style-name="T6"><text:tab/>}</text:span></text:p>
      <text:p text:style-name="P4"><text:span text:style-name="T6"><text:tab/>return</text:span></text:p>
      <text:p text:style-name="P4"><text:span text:style-name="T6">}</text:span></text:p>
      <text:p text:style-name="P4"><text:soft-page-break/><text:span text:style-name="T6"/></text:p>
      <text:p text:style-name="P4"><text:span text:style-name="T6">func main() {</text:span></text:p>
      <text:p text:style-name="P4"><text:span text:style-name="T6"><text:tab/>Crawl("https://golang.org/", 4, fetcher, Cache{visited: make(map[string] bool)})</text:span></text:p>
      <text:p text:style-name="P4"><text:span text:style-name="T6">}</text:span></text:p>
      <text:p text:style-name="P4"><text:span text:style-name="T6"/></text:p>
      <text:p text:style-name="P4"><text:span text:style-name="T6">type fakeFetcher map[string]*fakeResult</text:span></text:p>
      <text:p text:style-name="P4"><text:span text:style-name="T6"/></text:p>
      <text:p text:style-name="P4"><text:span text:style-name="T6">type fakeResult struct {</text:span></text:p>
      <text:p text:style-name="P4"><text:span text:style-name="T6"><text:tab/>body string</text:span></text:p>
      <text:p text:style-name="P4"><text:span text:style-name="T6"><text:tab/>urls []string</text:span></text:p>
      <text:p text:style-name="P4"><text:span text:style-name="T6">}</text:span></text:p>
      <text:p text:style-name="P4"><text:span text:style-name="T6"/></text:p>
      <text:p text:style-name="P4"><text:span text:style-name="T6">func (f fakeFetcher) Fetch(url string) (string, []string, error) {</text:span></text:p>
      <text:p text:style-name="P4"><text:span text:style-name="T6"><text:tab/>if res, ok := f[url]; ok {</text:span></text:p>
      <text:p text:style-name="P4"><text:span text:style-name="T6"><text:tab/><text:tab/>return res.body, res.urls, nil</text:span></text:p>
      <text:p text:style-name="P4"><text:span text:style-name="T6"><text:tab/>}</text:span></text:p>
      <text:p text:style-name="P4"><text:span text:style-name="T6"><text:tab/>return "", nil, fmt.Errorf("not found: %s", url)</text:span></text:p>
      <text:p text:style-name="P4"><text:span text:style-name="T6">}</text:span></text:p>
      <text:p text:style-name="P4"><text:span text:style-name="T6"/></text:p>
      <text:p text:style-name="P4"><text:span text:style-name="T6">var fetcher = fakeFetcher{</text:span></text:p>
      <text:p text:style-name="P4"><text:span text:style-name="T6"><text:tab/>"https://golang.org/": &amp;fakeResult{</text:span></text:p>
      <text:p text:style-name="P4"><text:span text:style-name="T6"><text:tab/><text:tab/>"The Go Programming Language",</text:span></text:p>
      <text:p text:style-name="P4"><text:span text:style-name="T6"><text:tab/><text:tab/>[]string{</text:span></text:p>
      <text:p text:style-name="P4"><text:span text:style-name="T6"><text:tab/><text:tab/><text:tab/>"https://golang.org/pkg/",</text:span></text:p>
      <text:p text:style-name="P4"><text:span text:style-name="T6"><text:tab/><text:tab/><text:tab/>"https://golang.org/cmd/",</text:span></text:p>
      <text:p text:style-name="P4"><text:span text:style-name="T6"><text:tab/><text:tab/>},</text:span></text:p>
      <text:p text:style-name="P4"><text:span text:style-name="T6"><text:tab/>},</text:span></text:p>
      <text:p text:style-name="P4"><text:span text:style-name="T6"><text:tab/>"https://golang.org/pkg/": &amp;fakeResult{</text:span></text:p>
      <text:p text:style-name="P4"><text:span text:style-name="T6"><text:tab/><text:tab/>"Packages",</text:span></text:p>
      <text:p text:style-name="P4"><text:span text:style-name="T6"><text:tab/><text:tab/>[]string{</text:span></text:p>
      <text:p text:style-name="P4"><text:span text:style-name="T6"><text:tab/><text:tab/><text:tab/>"https://golang.org/",</text:span></text:p>
      <text:p text:style-name="P4"><text:span text:style-name="T6"><text:tab/><text:tab/><text:tab/>"https://golang.org/cmd/",</text:span></text:p>
      <text:p text:style-name="P4"><text:span text:style-name="T6"><text:tab/><text:tab/><text:tab/>"https://golang.org/pkg/fmt/",</text:span></text:p>
      <text:p text:style-name="P4"><text:span text:style-name="T6"><text:tab/><text:tab/><text:tab/>"https://golang.org/pkg/os/",</text:span></text:p>
      <text:p text:style-name="P4"><text:span text:style-name="T6"><text:tab/><text:tab/>},</text:span></text:p>
      <text:p text:style-name="P4"><text:span text:style-name="T6"><text:tab/>},</text:span></text:p>
      <text:p text:style-name="P4"><text:span text:style-name="T6"><text:tab/>"https://golang.org/pkg/fmt/": &amp;fakeResult{</text:span></text:p>
      <text:p text:style-name="P4"><text:span text:style-name="T6"><text:tab/><text:tab/>"Package fmt",</text:span></text:p>
      <text:p text:style-name="P4"><text:span text:style-name="T6"><text:tab/><text:tab/>[]string{</text:span></text:p>
      <text:p text:style-name="P4"><text:span text:style-name="T6"><text:tab/><text:tab/><text:tab/>"https://golang.org/",</text:span></text:p>
      <text:p text:style-name="P4"><text:span text:style-name="T6"><text:tab/><text:tab/><text:tab/>"https://golang.org/pkg/",</text:span></text:p>
      <text:p text:style-name="P4"><text:span text:style-name="T6"><text:tab/><text:tab/>},</text:span></text:p>
      <text:p text:style-name="P4"><text:span text:style-name="T6"><text:tab/>},</text:span></text:p>
      <text:p text:style-name="P4"><text:span text:style-name="T6"><text:tab/>"https://golang.org/pkg/os/": &amp;fakeResult{</text:span></text:p>
      <text:p text:style-name="P4"><text:span text:style-name="T6"><text:tab/><text:tab/>"Package os",</text:span></text:p>
      <text:p text:style-name="P4"><text:span text:style-name="T6"><text:tab/><text:tab/>[]string{</text:span></text:p>
      <text:p text:style-name="P4"><text:span text:style-name="T6"><text:tab/><text:tab/><text:tab/>"https://golang.org/",</text:span></text:p>
      <text:p text:style-name="P4"><text:span text:style-name="T6"><text:tab/><text:tab/><text:tab/>"https://golang.org/pkg/",</text:span></text:p>
      <text:p text:style-name="P4"><text:span text:style-name="T6"><text:tab/><text:tab/>},</text:span></text:p>
      <text:p text:style-name="P4"><text:span text:style-name="T6"><text:tab/>},</text:span></text:p>
      <text:p text:style-name="P4"><text:span text:style-name="T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Wingdings" fo:font-family="Wingdings" style:font-pitch="variable" style:font-charset="x-symbol" fo:language="en" fo:country="US" style:font-name-complex="Wingdings" style:font-family-complex="Wingdings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22:10:25.763355014</meta:creation-date>
    <dc:date>2018-08-30T22:20:03.553865247</dc:date>
    <meta:editing-duration>PT9M38S</meta:editing-duration>
    <meta:editing-cycles>1</meta:editing-cycles>
    <meta:document-statistic meta:table-count="0" meta:image-count="0" meta:object-count="0" meta:page-count="7" meta:paragraph-count="285" meta:word-count="861" meta:character-count="5241" meta:non-whitespace-character-count="4356"/>
    <meta:generator>LibreOffice/5.2.7.2$Linux_X86_64 LibreOffice_project/20m0$Build-2</meta:generator>
  </office:meta>
</office:document-meta>
</file>